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6" office:value-type="string" table:number-columns-spanned="5" table:number-rows-spanned="1">
            <text:p>Liste</text:p>
          </table:table-cell>
          <table:covered-table-cell table:number-columns-repeated="4" table:style-name="ce1"/>
          <table:table-cell table:style-name="ce17" office:value-type="string" table:number-columns-spanned="5" table:number-rows-spanned="1">
            <text:p>Matrice</text:p>
          </table:table-cell>
          <table:covered-table-cell table:number-columns-repeated="3" table:style-name="ce1"/>
          <table:covered-table-cell table:style-name="ce18"/>
          <table:table-cell table:number-columns-repeated="5"/>
        </table:table-row>
        <table:table-row table:style-name="ro1">
          <table:table-cell table:style-name="ce1"/>
          <table:table-cell table:style-name="ce7" office:value-type="float" office:value="100">
            <text:p>10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750">
            <text:p>750</text:p>
          </table:table-cell>
          <table:table-cell table:style-name="ce11" office:value-type="float" office:value="1000">
            <text:p>100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750">
            <text:p>750</text:p>
          </table:table-cell>
          <table:table-cell table:style-name="ce16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grégation</text:p>
          </table:table-cell>
          <table:table-cell table:style-name="ce8" office:value-type="float" office:value="358">
            <text:p>358</text:p>
          </table:table-cell>
          <table:table-cell table:style-name="ce12" office:value-type="float" office:value="1747">
            <text:p>1747</text:p>
          </table:table-cell>
          <table:table-cell table:style-name="ce13" office:value-type="float" office:value="19030">
            <text:p>19030</text:p>
          </table:table-cell>
          <table:table-cell table:style-name="ce13" office:value-type="float" office:value="75174">
            <text:p>75174</text:p>
          </table:table-cell>
          <table:table-cell table:style-name="ce13" office:value-type="float" office:value="196088">
            <text:p>196088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2264">
            <text:p>2264</text:p>
          </table:table-cell>
          <table:table-cell table:style-name="ce13" office:value-type="float" office:value="22567">
            <text:p>22567</text:p>
          </table:table-cell>
          <table:table-cell table:style-name="ce13" office:value-type="float" office:value="89187">
            <text:p>89187</text:p>
          </table:table-cell>
          <table:table-cell table:style-name="ce19" office:value-type="float" office:value="224096">
            <text:p>22409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étour Borné</text:p>
          </table:table-cell>
          <table:table-cell table:style-name="ce7" office:value-type="float" office:value="366">
            <text:p>366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123">
            <text:p>19123</text:p>
          </table:table-cell>
          <table:table-cell table:style-name="ce11" office:value-type="float" office:value="75270">
            <text:p>75270</text:p>
          </table:table-cell>
          <table:table-cell table:style-name="ce11" office:value-type="float" office:value="195395">
            <text:p>195395</text:p>
          </table:table-cell>
          <table:table-cell table:style-name="ce11" office:value-type="float" office:value="366">
            <text:p>366</text:p>
          </table:table-cell>
          <table:table-cell table:style-name="ce11" office:value-type="float" office:value="2313">
            <text:p>2313</text:p>
          </table:table-cell>
          <table:table-cell table:style-name="ce11" office:value-type="float" office:value="22971">
            <text:p>22971</text:p>
          </table:table-cell>
          <table:table-cell table:style-name="ce11" office:value-type="float" office:value="86441">
            <text:p>86441</text:p>
          </table:table-cell>
          <table:table-cell table:style-name="ce16" office:value-type="float" office:value="224358">
            <text:p>224358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4" office:value-type="string">
            <text:p>K</text:p>
          </table:table-cell>
          <table:table-cell table:style-name="ce9" office:value-type="string" table:number-columns-spanned="4" table:number-rows-spanned="1">
            <text:p>Détour Borné</text:p>
          </table:table-cell>
          <table:covered-table-cell table:style-name="ce10"/>
          <table:covered-table-cell table:style-name="ce1"/>
          <table:covered-table-cell table:style-name="ce14"/>
          <table:table-cell table:number-columns-repeated="11"/>
        </table:table-row>
        <table:table-row table:style-name="ro1">
          <table:table-cell table:style-name="ce4"/>
          <table:table-cell table:style-name="ce10" office:value-type="string">
            <text:p>10 Noeuds</text:p>
          </table:table-cell>
          <table:table-cell table:style-name="ce10" office:value-type="string">
            <text:p>20 Noeuds</text:p>
          </table:table-cell>
          <table:table-cell table:style-name="ce1" office:value-type="string">
            <text:p>30 Noeuds</text:p>
          </table:table-cell>
          <table:table-cell table:style-name="ce14" office:value-type="string">
            <text:p>100 Noeuds</text:p>
          </table:table-cell>
          <table:table-cell table:number-columns-repeated="11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style-name="ce15" office:value-type="float" office:value="366">
            <text:p>366</text:p>
          </table:table-cell>
          <table:table-cell table:number-columns-repeated="4"/>
          <table:table-cell>
            <draw:frame table:end-cell-address="Feuille1.Q29" table:end-x="2.11cm" table:end-y="0.075cm" draw:z-index="0" draw:style-name="gr1" svg:width="15.999cm" svg:height="8.999cm" svg:x="1.918cm" svg:y="0.074cm">
              <draw:object draw:notify-on-update-of-ranges="Feuille1.A2:Feuille1.A2 Feuille1.B2:Feuille1.F2 Feuille1.A3:Feuille1.A3 Feuille1.B3:Feuille1.F3 Feuille1.A4:Feuille1.A4 Feuille1.B4:Feuille1.F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5"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style-name="ce15" office:value-type="float" office:value="403">
            <text:p>403</text:p>
          </table:table-cell>
          <table:table-cell table:number-columns-repeated="11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table:style-name="ce15" office:value-type="float" office:value="1420">
            <text:p>1420</text:p>
          </table:table-cell>
          <table:table-cell table:number-columns-repeated="11"/>
        </table:table-row>
        <table:table-row table:style-name="ro1">
          <table:table-cell table:style-name="ce5" office:value-type="float" office:value="2.5">
            <text:p>2,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64">
            <text:p>264</text:p>
          </table:table-cell>
          <table:table-cell table:style-name="ce15" office:value-type="float" office:value="5158">
            <text:p>5158</text:p>
          </table:table-cell>
          <table:table-cell table:number-columns-repeated="11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674">
            <text:p>674</text:p>
          </table:table-cell>
          <table:table-cell table:style-name="ce15" office:value-type="float" office:value="84234">
            <text:p>84234</text:p>
          </table:table-cell>
          <table:table-cell table:number-columns-repeated="11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2436">
            <text:p>2436</text:p>
          </table:table-cell>
          <table:table-cell table:style-name="ce15"/>
          <table:table-cell table:number-columns-repeated="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20">
            <text:p>420</text:p>
          </table:table-cell>
          <table:table-cell office:value-type="float" office:value="30525">
            <text:p>30525</text:p>
          </table:table-cell>
          <table:table-cell table:style-name="ce15"/>
          <table:table-cell table:number-columns-repeated="11"/>
        </table:table-row>
        <table:table-row table:style-name="ro1">
          <table:table-cell table:style-name="ce5"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126">
            <text:p>1126</text:p>
          </table:table-cell>
          <table:table-cell/>
          <table:table-cell table:style-name="ce15"/>
          <table:table-cell table:number-columns-repeated="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721">
            <text:p>1721</text:p>
          </table:table-cell>
          <table:table-cell/>
          <table:table-cell table:style-name="ce15"/>
          <table:table-cell table:number-columns-repeated="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372">
            <text:p>3372</text:p>
          </table:table-cell>
          <table:table-cell table:style-name="ce11"/>
          <table:table-cell table:style-name="ce16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office:value-type="string">
            <text:p>0,5*S²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>
            <draw:frame table:end-cell-address="Feuille1.H47" table:end-x="0.193cm" table:end-y="0.446cm" draw:z-index="1" draw:style-name="gr1" svg:width="15.999cm" svg:height="8.999cm" svg:x="0cm" svg:y="0.444cm">
              <draw:object draw:notify-on-update-of-ranges="Feuille1.A2:Feuille1.A2 Feuille1.G2:Feuille1.K2 Feuille1.A3:Feuille1.A3 Feuille1.G3:Feuille1.K3 Feuille1.A4:Feuille1.A4 Feuille1.G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Feuille1.O55" table:end-x="1.422cm" table:end-y="0.127cm" draw:z-index="2" draw:style-name="gr1" svg:width="15.999cm" svg:height="8.999cm" svg:x="1.23cm" svg:y="0.125cm">
              <draw:object draw:notify-on-update-of-ranges="Feuille1.A9:Feuille1.A18 Feuille1.B8:Feuille1.B8 Feuille1.B9:Feuille1.B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>
            <draw:frame table:end-cell-address="Feuille1.H70" table:end-x="0.193cm" table:end-y="0.075cm" draw:z-index="3" draw:style-name="gr1" svg:width="15.999cm" svg:height="8.999cm" svg:x="0cm" svg:y="0.073cm">
              <draw:object draw:notify-on-update-of-ranges="Feuille1.A9:Feuille1.A18 Feuille1.C8:Feuille1.C8 Feuille1.C9:Feuille1.C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Feuille1.O76" table:end-x="1.671cm" table:end-y="0.127cm" draw:z-index="4" draw:style-name="gr1" svg:width="15.999cm" svg:height="8.999cm" svg:x="1.479cm" svg:y="0.126cm">
              <draw:object draw:notify-on-update-of-ranges="Feuille1.A9:Feuille1.A15 Feuille1.D8:Feuille1.D8 Feuille1.D9:Feuille1.D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>
            <draw:frame table:end-cell-address="Feuille1.H90" table:end-x="0.844cm" table:end-y="0.337cm" draw:z-index="5" draw:style-name="gr1" svg:width="15.999cm" svg:height="8.999cm" svg:x="0.651cm" svg:y="0.336cm">
              <draw:object draw:notify-on-update-of-ranges="Feuille1.A9:Feuille1.A13 Feuille1.E8:Feuille1.E8 Feuille1.E9:Feuille1.E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5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2-07T16:12:29</meta:creation-date>
    <dc:date>2011-12-08T15:47:06</dc:date>
    <dc:creator>Romain RINCE</dc:creator>
    <meta:editing-duration>PT3H17M46S</meta:editing-duration>
    <meta:editing-cycles>8</meta:editing-cycles>
    <meta:generator>LibreOffice/3.3$Linux LibreOffice_project/330m19$Build-301</meta:generator>
    <meta:document-statistic meta:table-count="3" meta:cell-count="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Implémentation en Liste</text:p>
        </chart:title>
        <chart:legend chart:legend-position="end" svg:x="13.179cm" svg:y="3.98cm" chart:style-name="ch3"/>
        <chart:plot-area chart:style-name="ch4" table:cell-range-address="Feuille1.A2:Feuille1.F4" chart:data-source-has-labels="both" svg:x="1.331cm" svg:y="1.635cm" svg:width="11.209cm" svg:height="6.204cm">
          <chartooo:coordinate-region svg:x="2.693cm" svg:y="1.834cm" svg:width="9.475cm" svg:height="5.358cm"/>
          <chart:axis chart:dimension="x" chart:name="primary-x" chart:style-name="ch5">
            <chart:title svg:x="6.084cm" svg:y="8.019cm" chart:style-name="ch6">
              <text:p>Nb noeuds</text:p>
            </chart:title>
            <chart:categories table:cell-range-address="Feuille1.B2:Feuille1.F2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B3:Feuille1.F3" chart:label-cell-address="Feuille1.A3:Feuille1.A3" chart:class="chart:line">
            <chart:data-point chart:repeated="5"/>
          </chart:series>
          <chart:series chart:style-name="ch10" chart:values-cell-range-address="Feuille1.B4:Feuille1.F4" chart:label-cell-address="Feuille1.A4:Feuille1.A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B2:Feuille1.F2</svg:desc>
                </draw:g>
              </table:table-cell>
              <table:table-cell office:value-type="string">
                <text:p>25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Agrégation</text:p>
                <draw:g>
                  <svg:desc>Feuille1.A3:Feuille1.A3</svg:desc>
                </draw:g>
              </table:table-cell>
              <table:table-cell office:value-type="float" office:value="358">
                <text:p>358</text:p>
                <draw:g>
                  <svg:desc>Feuille1.B3:Feuille1.F3</svg:desc>
                </draw:g>
              </table:table-cell>
              <table:table-cell office:value-type="float" office:value="1747">
                <text:p>1747</text:p>
              </table:table-cell>
              <table:table-cell office:value-type="float" office:value="19030">
                <text:p>19030</text:p>
              </table:table-cell>
              <table:table-cell office:value-type="float" office:value="75174">
                <text:p>75174</text:p>
              </table:table-cell>
              <table:table-cell office:value-type="float" office:value="196088">
                <text:p>196088</text:p>
              </table:table-cell>
            </table:table-row>
            <table:table-row>
              <table:table-cell office:value-type="string">
                <text:p>Détour Borné</text:p>
                <draw:g>
                  <svg:desc>Feuille1.A4:Feuille1.A4</svg:desc>
                </draw:g>
              </table:table-cell>
              <table:table-cell office:value-type="float" office:value="366">
                <text:p>366</text:p>
                <draw:g>
                  <svg:desc>Feuille1.B4:Feuille1.F4</svg:desc>
                </draw:g>
              </table:table-cell>
              <table:table-cell office:value-type="float" office:value="1931">
                <text:p>1931</text:p>
              </table:table-cell>
              <table:table-cell office:value-type="float" office:value="19123">
                <text:p>19123</text:p>
              </table:table-cell>
              <table:table-cell office:value-type="float" office:value="75270">
                <text:p>75270</text:p>
              </table:table-cell>
              <table:table-cell office:value-type="float" office:value="195395">
                <text:p>195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Implémentation en Matrice</text:p>
        </chart:title>
        <chart:legend chart:legend-position="end" svg:x="13.179cm" svg:y="3.98cm" chart:style-name="ch3"/>
        <chart:plot-area chart:style-name="ch4" table:cell-range-address="Feuille1.A2:Feuille1.A4 Feuille1.G2:Feuille1.K4" chart:data-source-has-labels="both" svg:x="1.331cm" svg:y="1.635cm" svg:width="11.209cm" svg:height="6.204cm">
          <chartooo:coordinate-region svg:x="2.693cm" svg:y="1.834cm" svg:width="9.475cm" svg:height="5.358cm"/>
          <chart:axis chart:dimension="x" chart:name="primary-x" chart:style-name="ch5">
            <chart:title svg:x="6.058cm" svg:y="8.019cm" chart:style-name="ch6">
              <text:p>Nb 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G3:Feuille1.K3" chart:label-cell-address="Feuille1.A3:Feuille1.A3" chart:class="chart:line">
            <chart:data-point chart:repeated="5"/>
          </chart:series>
          <chart:series chart:style-name="ch10" chart:values-cell-range-address="Feuille1.G4:Feuille1.K4" chart:label-cell-address="Feuille1.A4:Feuille1.A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25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Agrégation</text:p>
                <draw:g>
                  <svg:desc>Feuille1.A3:Feuille1.A3</svg:desc>
                </draw:g>
              </table:table-cell>
              <table:table-cell office:value-type="float" office:value="350">
                <text:p>350</text:p>
                <draw:g>
                  <svg:desc>Feuille1.G3:Feuille1.K3</svg:desc>
                </draw:g>
              </table:table-cell>
              <table:table-cell office:value-type="float" office:value="2264">
                <text:p>2264</text:p>
              </table:table-cell>
              <table:table-cell office:value-type="float" office:value="22567">
                <text:p>22567</text:p>
              </table:table-cell>
              <table:table-cell office:value-type="float" office:value="89187">
                <text:p>89187</text:p>
              </table:table-cell>
              <table:table-cell office:value-type="float" office:value="224096">
                <text:p>224096</text:p>
              </table:table-cell>
            </table:table-row>
            <table:table-row>
              <table:table-cell office:value-type="string">
                <text:p>Détour Borné</text:p>
                <draw:g>
                  <svg:desc>Feuille1.A4:Feuille1.A4</svg:desc>
                </draw:g>
              </table:table-cell>
              <table:table-cell office:value-type="float" office:value="366">
                <text:p>366</text:p>
                <draw:g>
                  <svg:desc>Feuille1.G4:Feuille1.K4</svg:desc>
                </draw:g>
              </table:table-cell>
              <table:table-cell office:value-type="float" office:value="2313">
                <text:p>2313</text:p>
              </table:table-cell>
              <table:table-cell office:value-type="float" office:value="22971">
                <text:p>22971</text:p>
              </table:table-cell>
              <table:table-cell office:value-type="float" office:value="86441">
                <text:p>86441</text:p>
              </table:table-cell>
              <table:table-cell office:value-type="float" office:value="224358">
                <text:p>224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8:Feuille1.B18" chart:data-source-has-labels="both" svg:x="1.331cm" svg:y="1.635cm" svg:width="11.58cm" svg:height="6.204cm">
          <chartooo:coordinate-region svg:x="2.138cm" svg:y="1.834cm" svg:width="10.679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8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B9:Feuille1.B18" chart:label-cell-address="Feuille1.B8:Feuille1.B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Noeuds</text:p>
                <draw:g>
                  <svg:desc>Feuille1.B8:Feuille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8</svg:desc>
                </draw:g>
              </table:table-cell>
              <table:table-cell office:value-type="float" office:value="3">
                <text:p>3</text:p>
                <draw:g>
                  <svg:desc>Feuille1.B9:Feuille1.B18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9:Feuille1.A18 Feuille1.C8:Feuille1.C18" chart:data-source-has-labels="both" svg:x="1.331cm" svg:y="1.635cm" svg:width="11.58cm" svg:height="6.204cm">
          <chartooo:coordinate-region svg:x="2.323cm" svg:y="1.834cm" svg:width="10.494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8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C9:Feuille1.C18" chart:label-cell-address="Feuille1.C8:Feuille1.C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Noeuds</text:p>
                <draw:g>
                  <svg:desc>Feuille1.C8:Feuille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8</svg:desc>
                </draw:g>
              </table:table-cell>
              <table:table-cell office:value-type="float" office:value="24">
                <text:p>24</text:p>
                <draw:g>
                  <svg:desc>Feuille1.C9:Feuille1.C18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2">
                <text:p>3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9:Feuille1.A15 Feuille1.D8:Feuille1.D15" chart:data-source-has-labels="both" svg:x="1.331cm" svg:y="1.635cm" svg:width="11.58cm" svg:height="6.204cm">
          <chartooo:coordinate-region svg:x="2.508cm" svg:y="1.834cm" svg:width="10.31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5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D9:Feuille1.D15" chart:label-cell-address="Feuille1.D8:Feuille1.D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Noeuds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5</svg:desc>
                </draw:g>
              </table:table-cell>
              <table:table-cell office:value-type="float" office:value="49">
                <text:p>49</text:p>
                <draw:g>
                  <svg:desc>Feuille1.D9:Feuille1.D15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25">
                <text:p>30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364cm" svg:y="4.205cm" chart:style-name="ch3"/>
        <chart:plot-area chart:style-name="ch4" table:cell-range-address="Feuille1.A9:Feuille1.A13 Feuille1.E8:Feuille1.E13" chart:data-source-has-labels="both" svg:x="1.331cm" svg:y="1.635cm" svg:width="11.394cm" svg:height="6.204cm">
          <chartooo:coordinate-region svg:x="2.508cm" svg:y="1.835cm" svg:width="10.123cm" svg:height="5.357cm"/>
          <chart:axis chart:dimension="x" chart:name="primary-x" chart:style-name="ch5">
            <chart:title svg:x="6.865cm" svg:y="8.019cm" chart:style-name="ch6">
              <text:p>K</text:p>
            </chart:title>
            <chart:categories table:cell-range-address="Feuille1.A9:Feuille1.A13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E9:Feuille1.E13" chart:label-cell-address="Feuille1.E8:Feuille1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Noeuds</text:p>
                <draw:g>
                  <svg:desc>Feuille1.E8:Feuille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3</svg:desc>
                </draw:g>
              </table:table-cell>
              <table:table-cell office:value-type="float" office:value="366">
                <text:p>366</text:p>
                <draw:g>
                  <svg:desc>Feuille1.E9:Feuille1.E13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234">
                <text:p>842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